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Identifi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Identifier.DataIdentifier( byte [ ] 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aIdentifi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Identifier.DataIdentifier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Identifier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